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ce00ac" draw:marker-start-width="1.464cm" draw:marker-end-width="1.464cm" draw:fill="none" draw:textarea-horizontal-align="justify" draw:textarea-vertical-align="middle" draw:auto-grow-height="false" fo:min-height="3.866cm" fo:min-width="3.546cm" fo:padding-top="0.542cm" fo:padding-bottom="0.542cm" fo:padding-left="0.667cm" fo:padding-right="0.667cm"/>
    </style:style>
    <style:style style:name="gr2" style:family="graphic" style:parent-style-name="standard">
      <style:graphic-properties svg:stroke-width="0.811cm" svg:stroke-color="#ce00ac" draw:marker-start-width="1.416cm" draw:marker-end-width="1.416cm" draw:fill="none" draw:textarea-horizontal-align="justify" draw:textarea-vertical-align="middle" draw:auto-grow-height="false" fo:min-height="2.25cm" fo:min-width="1.5cm" fo:padding-top="0.53cm" fo:padding-bottom="0.53cm" fo:padding-left="0.655cm" fo:padding-right="0.655cm"/>
    </style:style>
    <style:style style:name="gr3" style:family="graphic" style:parent-style-name="standard">
      <style:graphic-properties svg:stroke-width="0.811cm" svg:stroke-color="#ce00ac" draw:marker-start-width="1.416cm" draw:marker-end-width="1.416cm" draw:fill="none" draw:textarea-horizontal-align="justify" draw:textarea-vertical-align="middle" draw:auto-grow-height="false" fo:min-height="1.44cm" fo:min-width="0.69cm" fo:padding-top="0.53cm" fo:padding-bottom="0.53cm" fo:padding-left="0.655cm" fo:padding-right="0.655cm"/>
    </style:style>
    <style:style style:name="gr4" style:family="graphic" style:parent-style-name="objectwithoutfill">
      <style:graphic-properties svg:stroke-width="0.847cm" svg:stroke-color="#ce00ac" draw:marker-start-width="1.47cm" draw:marker-end-width="1.47cm" draw:fill="none" draw:textarea-vertical-align="middle" fo:padding-top="0.548cm" fo:padding-bottom="0.548cm" fo:padding-left="0.673cm" fo:padding-right="0.673cm"/>
    </style:style>
    <style:style style:name="gr5" style:family="graphic" style:parent-style-name="standard">
      <style:graphic-properties svg:stroke-color="#ce00ac" draw:fill-color="#ffa6a6" draw:textarea-horizontal-align="justify" draw:textarea-vertical-align="middle" draw:auto-grow-height="false" fo:min-height="1.45cm" fo:min-width="0.7cm"/>
    </style:style>
    <style:style style:name="gr6" style:family="graphic" style:parent-style-name="standard">
      <style:graphic-properties svg:stroke-width="0.67cm" svg:stroke-color="#ce00ac" draw:marker-start-width="1.206cm" draw:marker-end-width="1.206cm" draw:fill="solid" draw:fill-color="#ffa6a6" draw:textarea-horizontal-align="justify" draw:textarea-vertical-align="middle" draw:auto-grow-height="false" fo:min-height="1.164cm" fo:min-width="0.914cm" fo:padding-top="0.461cm" fo:padding-bottom="0.461cm" fo:padding-left="0.586cm" fo:padding-right="0.586cm"/>
    </style:style>
    <style:style style:name="gr7" style:family="graphic" style:parent-style-name="objectwithoutfill">
      <style:graphic-properties svg:stroke-width="0.988cm" svg:stroke-color="#ce00ac" draw:marker-start-width="1.679cm" draw:marker-end-width="1.679cm" draw:fill="none" draw:textarea-vertical-align="middle" fo:padding-top="0.616cm" fo:padding-bottom="0.616cm" fo:padding-left="0.741cm" fo:padding-right="0.7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="solid" draw:fill-color="#ffa6a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7cm" draw:transform="skewX (-7.71059720154229E-017) rotate (0.942477796076938) translate (0.166cm 5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.5cm" draw:transform="rotate (0.942477796076938) translate (0.766cm 3.16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draw:transform="rotate (0.942477796076938) translate (6.027cm 6.98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297cm" svg:y1="3.763cm" svg:x2="6.614cm" svg:y2="6.173cm">
          <text:p/>
        </draw:line>
        <draw:custom-shape draw:style-name="gr5" draw:text-style-name="P2" draw:layer="layout" svg:width="1.2cm" svg:height="1.7cm" draw:transform="rotate (0.942477796076938) translate (1.325cm 3.07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1.7cm" draw:transform="rotate (0.942477796076938) translate (6.585cm 6.8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0.942477796076938) translate (3.6cm 5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292cm" svg:y1="8.719cm" svg:x2="3.526cm" svg:y2="7.02cm">
          <text:p/>
        </draw:line>
        <draw:line draw:style-name="gr7" draw:text-style-name="P1" draw:layer="layout" svg:x1="6.465cm" svg:y1="2.975cm" svg:x2="7.699cm" svg:y2="1.27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8-02T13:31:44.496715146</dc:date>
    <meta:editing-duration>PT1H2M51S</meta:editing-duration>
    <meta:editing-cycles>12</meta:editing-cycles>
    <meta:generator>LibreOffice/7.3.4.2$Linux_X86_64 LibreOffice_project/30$Build-2</meta:generator>
    <meta:document-statistic meta:object-count="9"/>
  </office:meta>
</office:document-meta>
</file>